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8245" officeooo:paragraph-rsid="000082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1:</text:p>
      <text:p text:style-name="P1"/>
      <text:p text:style-name="P1">Enunciado </text:p>
      <text:p text:style-name="P1"/>
      <text:p text:style-name="P1">Empecemos con el primer paso de nuestro proyecto integrador.</text:p>
      <text:p text:style-name="P1"/>
      <text:p text:style-name="P1"><text:s/>En esta oportunidad vamos a trabajar sobre el caso de SPOTIFY. </text:p>
      <text:p text:style-name="P1"/>
      <text:p text:style-name="P1">La empresa Spotify desea generar una base de datos para almacenar toda la información de su producto Spotify. La aplicación es utilizada para la reproducción de música vía streaming, posee un modelo de negocio premium, un servicio free básico y con publicidad; y dos servicios: uno estándar y otro premium con características adicionales, con una mejor calidad de audio, a través de una suscripción de pago. </text:p>
      <text:p text:style-name="P1">Al registrarse, cada usuario escribe su email, password, fecha de nacimiento, sexo, código postal y país. Existe una validación y verificación de las últimas 3 (tres) passwords ingresadas, validando que sean diferentes, también se guarda la fecha de modificación de la misma ya que por política de seguridad las contraseñas tienen una vigencia de 90 días. </text:p>
      <text:p text:style-name="P1">Los usuarios, tanto del servicio estándar como el premium, se suscriben. Los datos necesarios que habrá que guardar para cada suscripción son: fecha de inicio de la suscripción, fecha de renovación del servicio y una forma de pago, que debe ser mediante tarjeta de crédito o transferencia bancaria. En caso que sea mediante tarjeta de crédito, se deberá guardar: la marca de la tarjeta, los últimos 4 dígitos y su fecha de vencimiento. En cambio, si se realiza mediante transferencia bancaria, el CBU o alias. </text:p>
      <text:p text:style-name="P1">El servicio de Spotify permite la creación de varias playlist por usuario. De cada playlist guardamos un título, el número de canciones que contiene, un identificador único y una fecha de creación. </text:p>
      <text:p text:style-name="P1">Las canciones se identifican con un id único, un título, una duración, también es importante guardar el número de veces que ha sido reproducida por los usuarios de Spotify y la cantidad de likes que le han dado los usuarios. </text:p>
      <text:p text:style-name="P1">• Nos interesa llevar un registro de todos los pagos que un usuario ha ido realizando durante el período que está suscrito. Con los datos que le corresponda almacenar.</text:p>
      <text:p text:style-name="P1">• Un usuario puede crear muchas playlists. De cada playlist guardamos un título, el número de canciones que contiene, un identificador único y una fecha de creación. </text:p>
      <text:p text:style-name="P1">• Cuando un usuario borra una playlist, no se borra del sistema, sino que se marca como que ha sido eliminada. De este modo, el usuario puede volver a recuperar sus playlists en caso de que las haya eliminado por error. Es necesario almacenar la fecha en la que una playlist ha sido marcada como eliminada. </text:p>
      <text:p text:style-name="P1">• Podemos decir que existen dos tipos de playlists: activas y borradas. </text:p>
      <text:p text:style-name="P1">• Una canción solo puede pertenecer a un único álbum. Una canción puede tener más de un género. Un álbum puede contener muchas canciones. Un álbum ha sido publicado por un único artista. Un artista puede haber publicado muchos álbumes. </text:p>
      <text:p text:style-name="P1">• De cada álbum guardamos un id único, título, año de publicación, discográfica que lo editó y una imagen con la portada. </text:p>
      <text:p text:style-name="P1">• Una discográfica puede haber editado más de un álbum. De la discográfica nos interesa guardar un identificador, nombre y país . </text:p>
      <text:p text:style-name="P1">• De cada artista guardamos un identificador único, nombre y una imagen del artis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25T20:57:51.690000000</meta:creation-date>
    <dc:date>2021-05-25T21:00:34.714000000</dc:date>
    <meta:editing-duration>PT2M43S</meta:editing-duration>
    <meta:editing-cycles>1</meta:editing-cycles>
    <meta:document-statistic meta:table-count="0" meta:image-count="0" meta:object-count="0" meta:page-count="1" meta:paragraph-count="17" meta:word-count="524" meta:character-count="3128" meta:non-whitespace-character-count="2606"/>
    <meta:generator>LibreOffice/6.4.2.2$Windows_X86_64 LibreOffice_project/4e471d8c02c9c90f512f7f9ead8875b57fcb1ec3</meta:generator>
  </office:meta>
</office:document-meta>
</file>